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41f19" officeooo:paragraph-rsid="00041f19"/>
    </style:style>
    <style:style style:name="P2" style:family="paragraph" style:parent-style-name="Standard">
      <style:text-properties officeooo:rsid="00041f19" officeooo:paragraph-rsid="0007f6d2"/>
    </style:style>
    <style:style style:name="P3" style:family="paragraph" style:parent-style-name="Standard">
      <style:text-properties officeooo:rsid="00041f19" officeooo:paragraph-rsid="000c5efa"/>
    </style:style>
    <style:style style:name="P4" style:family="paragraph" style:parent-style-name="Standard">
      <style:text-properties officeooo:rsid="000c5efa" officeooo:paragraph-rsid="000c5efa"/>
    </style:style>
    <style:style style:name="T1" style:family="text">
      <style:text-properties style:text-position="super 58%"/>
    </style:style>
    <style:style style:name="T2" style:family="text">
      <style:text-properties style:text-position="super 58%" fo:font-style="normal" officeooo:rsid="000c5efa" style:font-style-asian="normal" style:font-style-complex="normal"/>
    </style:style>
    <style:style style:name="T3" style:family="text">
      <style:text-properties style:text-position="0% 100%"/>
    </style:style>
    <style:style style:name="T4" style:family="text">
      <style:text-properties style:text-position="0% 100%" officeooo:rsid="0004bfb0"/>
    </style:style>
    <style:style style:name="T5" style:family="text">
      <style:text-properties style:text-position="0% 100%" officeooo:rsid="0004cadb"/>
    </style:style>
    <style:style style:name="T6" style:family="text">
      <style:text-properties style:text-position="0% 100%" fo:font-style="normal" officeooo:rsid="000c5efa" style:font-style-asian="normal" style:font-style-complex="normal"/>
    </style:style>
    <style:style style:name="T7" style:family="text">
      <style:text-properties style:text-position="0% 100%" fo:font-style="normal" officeooo:rsid="000e3726" style:font-style-asian="normal" style:font-style-complex="normal"/>
    </style:style>
    <style:style style:name="T8" style:family="text">
      <style:text-properties style:text-position="0% 100%" fo:font-style="normal" officeooo:rsid="000f2189" style:font-style-asian="normal" style:font-style-complex="normal"/>
    </style:style>
    <style:style style:name="T9" style:family="text">
      <style:text-properties style:text-position="0% 100%" fo:font-style="normal" officeooo:rsid="0010bf49" style:font-style-asian="normal" style:font-style-complex="normal"/>
    </style:style>
    <style:style style:name="T10" style:family="text">
      <style:text-properties style:text-position="0% 100%" fo:font-style="normal" officeooo:rsid="00117827" style:font-style-asian="normal" style:font-style-complex="normal"/>
    </style:style>
    <style:style style:name="T11" style:family="text">
      <style:text-properties style:text-position="0% 100%" fo:font-style="italic" officeooo:rsid="0010bf49" style:font-style-asian="italic" style:font-style-complex="italic"/>
    </style:style>
    <style:style style:name="T12" style:family="text">
      <style:text-properties officeooo:rsid="0005341b"/>
    </style:style>
    <style:style style:name="T13" style:family="text">
      <style:text-properties officeooo:rsid="00065c36"/>
    </style:style>
    <style:style style:name="T14" style:family="text">
      <style:text-properties fo:font-style="normal" officeooo:rsid="0007f6d2" style:font-style-asian="normal" style:font-style-complex="normal"/>
    </style:style>
    <style:style style:name="T15" style:family="text">
      <style:text-properties fo:font-style="normal" officeooo:rsid="0008eed7" style:font-style-asian="normal" style:font-style-complex="normal"/>
    </style:style>
    <style:style style:name="T16" style:family="text">
      <style:text-properties fo:font-style="normal" officeooo:rsid="0009dbd2" style:font-style-asian="normal" style:font-style-complex="normal"/>
    </style:style>
    <style:style style:name="T17" style:family="text">
      <style:text-properties fo:font-style="normal" officeooo:rsid="000a7f9b" style:font-style-asian="normal" style:font-style-complex="normal"/>
    </style:style>
    <style:style style:name="T18" style:family="text">
      <style:text-properties fo:font-style="normal" officeooo:rsid="000c5ef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ng Towards a Nutritious and</text:p>
      <text:p text:style-name="P1"/>
      <text:p text:style-name="P1">Affordable Diet</text:p>
      <text:p text:style-name="P1"/>
      <text:p text:style-name="P1">By wasingej</text:p>
      <text:p text:style-name="P1"/>
      <text:p text:style-name="P1"><text:tab/>Obesity in the United States has risen to unacceptable levels. <text:s/>Today, more than one-third of U.S. adults are obese<text:span text:style-name="T1">1</text:span><text:span text:style-name="T3">. <text:s/>In addition there are many health problems that are highly correlated with obesity such as heart disease, stroke type 2 diabetes and many others</text:span><text:span text:style-name="T1">1</text:span><text:span text:style-name="T3">. <text:s/>The issue can be summed up by a quote from John Kenneth Galbraith: “more die in the United States of too much food than too little”. <text:s/>Obesity is not a new problem in the United States. <text:s/>Since </text:span><text:span text:style-name="T4">the introduction of cheaply produced processed food, eating unhealthy has been an easier, more accessible option than cooking simple, nutritious meals. <text:s/></text:span><text:span text:style-name="T5">Nonetheless, it is still possible to eat nutritiously when on a strict budget. <text:s/>The FDA's Thrify Food Plan specifies that a male of 18 years can eat a nutritious diet at a cost of only around forty dollars per week (citation). </text:span></text:p>
      <text:p text:style-name="P1"><text:span text:style-name="T12"><text:tab/>However, w</text:span>ith so much information out there, it is hard to know how to choose nutritious and </text:p>
      <text:p text:style-name="P1">affordable food. Many people lack a basic understanding of what constitutes a nutritious </text:p>
      <text:p text:style-name="P1">diet. In addition to this, many foods are marketed as being nutritious when they are not. </text:p>
      <text:p text:style-name="P1">Doing the research to figure out how to eat healthy takes up too much time to interest </text:p>
      <text:p text:style-name="P1">people with busy schedules.</text:p>
      <text:p text:style-name="P1"><text:tab/>Data about eating options that are nutritious and affordable can be compiled together and </text:p>
      <text:p text:style-name="P1">selectively rendered in a visually appealing interface to help users make better eating </text:p>
      <text:p text:style-name="P2">decisions while working with a budget. <text:s/><text:span text:style-name="T13">A perfect resource for this is the FDA's meal plan specifications. <text:s/>The data presented by the FDA's reports comes in the form of a colorless </text:span><text:span text:style-name="T14">PDF document with presented in one large table. <text:s/>This format is unlikely to catch the attention of a user in it's current format because it is too densely and blandly presented. <text:s/>In addition, the information contained in the page is not all relevant to the user as it applies people of different age groups as well as families of multiples sizes. </text:span></text:p>
      <text:p text:style-name="P2"><text:span text:style-name="T14"><text:tab/>My solution to this problem is to present the information as a web interface with a set of filters so that only data that is relevant to the user is presented. <text:s/>Questions can be presented to the user such as “What is your age?”, “Are you single?” and “How large is your family?” </text:span><text:span text:style-name="T15">to show information to the user that only pertains directly to them. <text:s/></text:span><text:span text:style-name="T17">Using HTML/CSS/JavaScript and libraries such as Bootstrap, this interface can be made to look visually appealing while providing a practical use to the user. <text:s/></text:span></text:p>
      <text:p text:style-name="P3"><text:span text:style-name="T15"><text:tab/></text:span><text:span text:style-name="T16">The second part of this application that can help users move towards a nutritious, well-priced budget is the ability for the application to integrate with data from grocery stores about their inventories and prices. <text:s/>This would allow users to not only know what they should be spending on food, but also allow them to allocate their budget to actual items so that they can get an idea of exactly where their money will go. <text:s/></text:span><text:span text:style-name="T18">An API that can be used to get access to store locations, inventories and information about specific items is SupermarketAPI</text:span><text:span text:style-name="T2">2</text:span><text:span text:style-name="T6">. <text:s/>This part of the application will require a more complicated interface, that nonetheless must be intuitive and useful for the end user. <text:s/></text:span><text:span text:style-name="T7">In addition, this portion of the application will need to have the functionality to allow the user to save a food plan, and load the plan up later. <text:s/>Whether this will be done by allowing them to download a budget file, or having users store food budgets in a database can be decided when the application is closer to implementation.</text:span></text:p>
      <text:p text:style-name="P3"><text:span text:style-name="T7"><text:tab/></text:span><text:span text:style-name="T8">Because this portion of the application is complicated, it is useful to specify exactly how the interface will appear and function for the end-user. <text:s/>Because there will be many stores involved, each of which will have many items with custom data pertaining to each, it will be useful to structure this interface with the focus being around a search and filter functionality. <text:s/>For example, if a user wants to add green peppers to their food budget, they will enter “green peppers” in the search queue and </text:span><text:span text:style-name="T9">press enter. <text:s/>The search may return information about peppers from many different stores. <text:s/>The user should </text:span><text:soft-page-break/><text:span text:style-name="T9">have the ability to filter </text:span><text:span text:style-name="T10">and/or order</text:span><text:span text:style-name="T9"> these results </text:span><text:span text:style-name="T10">based on</text:span><text:span text:style-name="T9"> parameters such as </text:span><text:span text:style-name="T10">store proximity, item price, and store name.</text:span></text:p>
      <text:p text:style-name="P1"/>
      <text:p text:style-name="P1">1) <text:a xlink:type="simple" xlink:href="http://www.cdc.gov/obesity/data/adult.html">http://www.cdc.gov/obesity/data/adult.html</text:a></text:p>
      <text:p text:style-name="P4">2) http://www.supermarketapi.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meta:initial-creator>
    <meta:creation-date>2014-12-02T13:56:06.101427098</meta:creation-date>
    <dc:date>2014-12-02T15:48:52.015781868</dc:date>
    <dc:creator>jared </dc:creator>
    <meta:editing-duration>PT1H36M57S</meta:editing-duration>
    <meta:editing-cycles>13</meta:editing-cycles>
    <meta:generator>LibreOffice/4.1.3.2$Linux_X86_64 LibreOffice_project/410m0$Build-2</meta:generator>
    <meta:document-statistic meta:table-count="0" meta:image-count="0" meta:object-count="0" meta:page-count="2" meta:paragraph-count="17" meta:word-count="729" meta:character-count="4338" meta:non-whitespace-character-count="3588"/>
  </office:meta>
</office:document-meta>
</file>